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gradient" draw:fill-color="#75ab24" draw:fill-gradient-name="Gradient_20_694" draw:textarea-horizontal-align="center" draw:textarea-vertical-align="middle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gradient" draw:fill-color="#d684bf" draw:fill-gradient-name="Gradient_20_695" draw:textarea-horizontal-align="center" draw:textarea-vertical-align="middle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4146" svg:stroke-width="0.019cm" svg:stroke-color="#6fb544" draw:marker-start-width="0.33cm" draw:marker-start-center="false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4147" svg:stroke-width="0.019cm" svg:stroke-color="#6fb544" draw:marker-start-width="0.33cm" draw:marker-start-center="false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4148" svg:stroke-width="0.019cm" svg:stroke-color="#6fb544" draw:marker-start-width="0.33cm" draw:marker-start-center="false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svg:stroke-width="0.019cm" svg:stroke-color="#ad649a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4149" svg:stroke-width="0.019cm" svg:stroke-color="#0098cc" draw:marker-start-width="0.33cm" draw:marker-start-center="false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4150" svg:stroke-width="0.019cm" svg:stroke-color="#0098cc" draw:marker-start-width="0.33cm" draw:marker-start-center="false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4151" svg:stroke-width="0.019cm" svg:stroke-color="#0098cc" draw:marker-start-width="0.33cm" draw:marker-start-center="false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svg:stroke-width="0.019cm" svg:stroke-color="#c47925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2" style:family="graphic" style:parent-style-name="standard">
      <style:graphic-properties draw:stroke="solid" svg:stroke-width="0.019cm" svg:stroke-color="#6fb544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gradient" draw:fill-color="#75ab24" draw:fill-gradient-name="Gradient_20_69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gradient" draw:fill-color="#d684bf" draw:fill-gradient-name="Gradient_20_69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415cm" svg:height="0.354cm" svg:x="8.983cm" svg:y="16.375cm" svg:viewBox="0 0 416 355" svg:d="M416 28c-231 327-225 327-225 327l-191-256 39-50 69-35c0 0 86-14 83-14s65 0 65 0l93 9 41 16 9 3z">
            <text:p/>
          </draw:path>
          <draw:path draw:style-name="gr2" draw:text-style-name="P2" draw:layer="layout" svg:width="0.322cm" svg:height="0.403cm" svg:x="7.572cm" svg:y="14.652cm" svg:viewBox="0 0 323 404" svg:d="M0 185c277-180 277-185 277-185l35 58c0 0 11 71 11 67s0 81 0 81l-30 82-35 59c0 0-39 55-39 57s-219-219-219-219z">
            <text:p/>
          </draw:path>
          <draw:path draw:style-name="gr3" draw:text-style-name="P3" draw:layer="layout" svg:width="3.107cm" svg:height="2.805cm" draw:transform="rotate (-3.14159265358979) translate (14.394305555585cm 16.3457361110682cm)" svg:viewBox="0 0 3108 2806" svg:d="M35 903c574-367 1011-712 1000-712s288-191 288-191c0 0 247 489 236 489s226 345 215 321 71 105 71 105c0 0 452-142 443-142s439-106 427-106 393-131 393-131c0 0-393 570-381 570s-404 570-404 570c0 0-406 703-406 689s-300 441-300 441l-472-652c0 0-514-524-455-441s-450-559-394-522-296-288-296-288z">
            <text:p/>
          </draw:path>
          <draw:path draw:style-name="gr3" draw:text-style-name="P3" draw:layer="layout" svg:width="3.109cm" svg:height="2.805cm" svg:x="7.55cm" svg:y="13.927cm" svg:viewBox="0 0 3110 2806" svg:d="M37 903c572-370 1013-712 1000-712s284-191 284-191c0 0 251 485 240 485s226 348 212 323 74 107 74 107c0 0 451-141 439-141s443-107 429-107 395-134 395-134c0 0-395 571-381 571s-406 572-406 572c0 0-404 702-404 689s-300 441-300 441l-474-654c0 0-514-524-454-441s-451-557-391-522-300-286-300-286z">
            <text:p/>
          </draw:path>
          <draw:path draw:style-name="gr3" draw:text-style-name="P3" draw:layer="layout" svg:width="0.19cm" svg:height="0.19cm" svg:x="10.856cm" svg:y="15.035cm" svg:viewBox="0 0 191 191" svg:d="M0 0c118 93 180 191 180 191h11">
            <text:p/>
          </draw:path>
          <draw:path draw:style-name="gr3" draw:text-style-name="P3" draw:layer="layout" svg:width="0.175cm" svg:height="0.175cm" svg:x="10.881cm" svg:y="15.059cm" svg:viewBox="0 0 176 176" svg:d="M176 0c-81 81-144 161-144 161l-32 15">
            <text:p/>
          </draw:path>
          <draw:path draw:style-name="gr3" draw:text-style-name="P3" draw:layer="layout" svg:width="0.161cm" svg:height="0.205cm" svg:x="7.307cm" svg:y="14.726cm" svg:viewBox="0 0 162 206" svg:d="M0 183c39-77 86-181 86-183s46 122 46 115 30 91 30 91">
            <text:p/>
          </draw:path>
          <draw:path draw:style-name="gr3" draw:text-style-name="P3" draw:layer="layout" svg:width="0.117cm" svg:height="0.003cm" svg:x="7.332cm" svg:y="14.853cm" svg:viewBox="0 0 118 4" svg:d="M0 4c118 0 118-4 118-4">
            <text:p/>
          </draw:path>
          <draw:path draw:style-name="gr3" draw:text-style-name="P3" draw:layer="layout" svg:width="0.117cm" svg:height="0.204cm" svg:x="9.108cm" svg:y="16.853cm" svg:viewBox="0 0 118 205" svg:d="M0 0c5 108 0 205 0 205l95-14 23-50-23-33c0 0-44-18-37-18s-47 0-47 0c0 0 67 0 61 0s39-16 39-16v-32l-25-33h-35l-51-5z">
            <text:p/>
          </draw:path>
          <draw:path draw:style-name="gr3" draw:text-style-name="P3" draw:layer="layout" svg:width="0.114cm" svg:height="0.19cm" svg:x="8.833cm" svg:y="13.639cm" svg:viewBox="0 0 115 191" svg:d="M115 11c-115-11-115-11-115-11l4 86h88-88l-4 101 109 4">
            <text:p/>
          </draw:path>
          <draw:path draw:style-name="gr3" draw:text-style-name="P3" draw:layer="layout" svg:width="0.152cm" svg:height="0.198cm" svg:x="9.321cm" svg:y="14.932cm" svg:viewBox="0 0 153 199" svg:d="M5 5c0 115-5 194-5 194l86-3 59-30 8-46-8-53-34-42c0 0-58-25-53-25s-47 5-47 5z">
            <text:p/>
          </draw:path>
          <draw:path draw:style-name="gr3" draw:text-style-name="P3" draw:layer="layout" svg:width="0.156cm" svg:height="0.195cm" svg:x="10.738cm" svg:y="14.287cm" svg:viewBox="0 0 157 196" svg:d="M146 9c-37-9-75-9-70-9s-58 16-58 16c0 0-18 67-18 60s9 67 4 67 33 42 33 46 49 7 49 7l52-7 19-13">
            <text:p/>
          </draw:path>
          <draw:path draw:style-name="gr3" draw:text-style-name="P3" draw:layer="layout" svg:width="0.161cm" svg:height="0.207cm" svg:x="11.091cm" svg:y="15.047cm" svg:viewBox="0 0 162 208" svg:d="M72 0c51 14 90 67 90 64s0 70 0 70c0 0-33 57-28 51s-44 23-44 23c0 0-51-12-48-12s-33-34-33-34l-9-70 25-58 51-34z">
            <text:p/>
          </draw:path>
          <draw:path draw:style-name="gr3" draw:text-style-name="P3" draw:layer="layout" svg:width="0.142cm" svg:height="0.198cm" svg:x="11.071cm" svg:y="15.76cm" svg:viewBox="0 0 143 199" svg:d="M4 0c7 104 7 104 7 104l107-95-90 81 115 109-125-104-18 4v95">
            <text:p/>
          </draw:path>
          <draw:path draw:style-name="gr3" draw:text-style-name="P3" draw:layer="layout" svg:width="0.11cm" svg:height="0.2cm" svg:x="12.5cm" svg:y="15.079cm" svg:viewBox="0 0 111 201" svg:d="M5 0c6 104-5 168-5 168v33l111-5">
            <text:p/>
          </draw:path>
          <draw:path draw:style-name="gr3" draw:text-style-name="P3" draw:layer="layout" svg:width="0.179cm" svg:height="0.205cm" svg:x="13.011cm" svg:y="16.47cm" svg:viewBox="0 0 180 206" svg:d="M16 203c-16-85-16-203-16-203l65 113 28 42 30-83c0 0 41-68 41-72s0 132 0 129 16 77 16 74v3">
            <text:p/>
          </draw:path>
          <draw:path draw:style-name="gr3" draw:text-style-name="P3" draw:layer="layout" svg:width="0.138cm" svg:height="0.207cm" svg:x="14.52cm" svg:y="15.303cm" svg:viewBox="0 0 139 208" svg:d="M0 205c0-80 9-143 9-143v-51l58 86 72 111v-111-97">
            <text:p/>
          </draw:path>
          <draw:path draw:style-name="gr3" draw:text-style-name="P3" draw:layer="layout" svg:width="0.105cm" svg:height="0.195cm" svg:x="12.75cm" svg:y="13.216cm" svg:viewBox="0 0 106 196" svg:d="M0 196c0-76 5-152 5-152v-44h78l23 39c0 0-5 53-5 47s-43 25-43 25l-58-14">
            <text:p/>
          </draw:path>
          <draw:g>
            <draw:path draw:style-name="gr4" draw:text-style-name="P4" draw:layer="layout" svg:width="0.218cm" svg:height="0.165cm" svg:x="9.041cm" svg:y="14.026cm" svg:viewBox="0 0 219 166" svg:d="M219 86c-51-81-60-86-55-86s-58 39-51 44 21 51 21 51c0 0-2 64-2 58s-51 13-51 13c0 0-51-13-47-7s-34-67-34-53 0-25 0-25">
              <text:p/>
            </draw:path>
            <draw:path draw:style-name="gr5" draw:text-style-name="P4" draw:layer="layout" svg:width="0.161cm" svg:height="0.131cm" svg:x="9.18cm" svg:y="14.296cm" svg:viewBox="0 0 162 132" svg:d="M162 65c-21-47-60-65-54-65s-39 5-34 0-46 34-46 34c0 0-24 37-28 37s18 42 18 42l23 19">
              <text:p/>
            </draw:path>
            <draw:path draw:style-name="gr6" draw:text-style-name="P4" draw:layer="layout" svg:width="0.204cm" svg:height="0.219cm" svg:x="9.267cm" svg:y="14.437cm" svg:viewBox="0 0 205 220" svg:d="M0 48c90-48 106-48 106-48l42 14v42l-21 32-71 46 92-63 43 30 14 40-34 44-70 35v-1">
              <text:p/>
            </draw:path>
          </draw:g>
          <draw:g>
            <draw:path draw:style-name="gr7" draw:text-style-name="P3" draw:layer="layout" svg:width="0.114cm" svg:height="0.19cm" svg:x="7.928cm" svg:y="14.765cm" svg:viewBox="0 0 115 191" svg:d="M0 0c76 0 115 0 115 0 0 0-44 90-44 85s-34 106-34 106">
              <text:p/>
            </draw:path>
            <draw:path draw:style-name="gr7" draw:text-style-name="P3" draw:layer="layout" svg:width="0.115cm" svg:height="0.202cm" svg:x="8.111cm" svg:y="14.759cm" svg:viewBox="0 0 116 203" svg:d="M106 0c-81 0-90 0-85 0s-9 79-9 79c0 0 48 0 43 0s51 11 51 6 10 51 10 51l-23 39c0 0-56 28-54 28s-39-12-39-12">
              <text:p/>
            </draw:path>
            <draw:path draw:style-name="gr7" draw:text-style-name="P3" draw:layer="layout" svg:width="0.065cm" svg:height="0.077cm" svg:x="8.309cm" svg:y="14.752cm" svg:viewBox="0 0 66 78" svg:d="M19 0c-19 11-19 48-19 48 0 0 34 30 30 30s34-22 34-22c0 0-6-38 1-33s-51-23-51-23z">
              <text:p/>
            </draw:path>
          </draw:g>
          <draw:g>
            <draw:path draw:style-name="gr8" draw:text-style-name="P4" draw:layer="layout" svg:width="0.2cm" svg:height="0.165cm" svg:x="9.725cm" svg:y="16.019cm" svg:viewBox="0 0 201 166" svg:d="M30 5c-21 25-30 66-30 60s35 50 35 50l53-22 55-54c0 0 28 10 28 5s30 28 30 27 0 54 0 49-35 35-28 35-37 14-37 11-48-32-48-32l13-62 3-37c0 0-35-30-30-30s-30-5-30-5h-14z">
              <text:p/>
            </draw:path>
            <draw:path draw:style-name="gr9" draw:text-style-name="P4" draw:layer="layout" svg:width="0.154cm" svg:height="0.144cm" svg:x="9.914cm" svg:y="15.788cm" svg:viewBox="0 0 155 145" svg:d="M32 0c-20 25-32 79-32 71s19 44 16 44 60 24 55 19 31 11 31 11l44-25 9-49h-3">
              <text:p/>
            </draw:path>
            <draw:path draw:style-name="gr10" draw:text-style-name="P4" draw:layer="layout" svg:width="0.209cm" svg:height="0.246cm" svg:x="10cm" svg:y="15.551cm" svg:viewBox="0 0 210 247" svg:d="M104 247c-85-51-104-83-104-83l16-58 49-13 90 57-100-57-9-42 28-51 48 5 37 30 51 20">
              <text:p/>
            </draw:path>
          </draw:g>
          <draw:path draw:style-name="gr11" draw:text-style-name="P3" draw:layer="layout" svg:width="0.029cm" svg:height="0.195cm" svg:x="8.168cm" svg:y="14.333cm" svg:viewBox="0 0 30 196" svg:d="M0 0c30 196 30 196 30 196">
            <text:p/>
          </draw:path>
          <draw:path draw:style-name="gr11" draw:text-style-name="P3" draw:layer="layout" svg:width="0.029cm" svg:height="0.195cm" svg:x="8.217cm" svg:y="14.292cm" svg:viewBox="0 0 30 196" svg:d="M0 0c30 196 30 196 30 196">
            <text:p/>
          </draw:path>
          <draw:path draw:style-name="gr12" draw:text-style-name="P3" draw:layer="layout" svg:width="0.13cm" svg:height="0.204cm" svg:x="8.976cm" svg:y="16.088cm" svg:viewBox="0 0 131 205" svg:d="M127 0c-42 0-97 7-97 7l-23 48 4 95 19 42 55 13 42-27 4-74c0 0-46-26-39-26s-50 0-50 0l-42 30">
            <text:p/>
          </draw:path>
          <draw:path draw:style-name="gr12" draw:text-style-name="P3" draw:layer="layout" svg:width="0.125cm" svg:height="0.204cm" svg:x="9.177cm" svg:y="16.084cm" svg:viewBox="0 0 126 205" svg:d="M116 0c-105 0-102 5-102 5l5 85 52-5c0 0 31 30 31 19s18 51 23 41-28 46-28 46c0 0-42 14-35 14s-62-9-62-9">
            <text:p/>
          </draw:path>
          <draw:path draw:style-name="gr12" draw:text-style-name="P3" draw:layer="layout" svg:width="0.07cm" svg:height="0.078cm" svg:x="9.381cm" svg:y="16.074cm" svg:viewBox="0 0 71 79" svg:d="M35 5c-23 11-35 41-35 41l12 30c0 0 36 3 29 3s26-14 26-14l4-35-36-3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694" draw:display-name="Gradient 694" draw:style="radial" draw:cx="50%" draw:cy="100%" draw:start-color="#a8d384" draw:end-color="#609941" draw:start-intensity="100%" draw:end-intensity="100%" draw:border="0%"/>
    <draw:gradient draw:name="Gradient_20_695" draw:display-name="Gradient 695" draw:style="radial" draw:cx="50%" draw:cy="100%" draw:start-color="#a8d384" draw:end-color="#609941" draw:start-intensity="100%" draw:end-intensity="100%" draw:border="0%"/>
    <draw:marker draw:name="Arrow" svg:viewBox="0 0 20 30" svg:d="M10 0l-10 30h20z"/>
    <draw:stroke-dash draw:name="Dashed_20__28_var_29__20_4146" draw:display-name="Dashed (var) 4146" draw:style="rect" draw:dots1="1" draw:dots1-length="0.003cm" draw:dots2="1" draw:dots2-length="0.003cm" draw:distance="0.003cm"/>
    <draw:stroke-dash draw:name="Dashed_20__28_var_29__20_4147" draw:display-name="Dashed (var) 4147" draw:style="rect" draw:dots1="1" draw:dots1-length="0.003cm" draw:dots2="1" draw:dots2-length="0.003cm" draw:distance="0.003cm"/>
    <draw:stroke-dash draw:name="Dashed_20__28_var_29__20_4148" draw:display-name="Dashed (var) 4148" draw:style="rect" draw:dots1="1" draw:dots1-length="0.003cm" draw:dots2="1" draw:dots2-length="0.003cm" draw:distance="0.003cm"/>
    <draw:stroke-dash draw:name="Dashed_20__28_var_29__20_4149" draw:display-name="Dashed (var) 4149" draw:style="rect" draw:dots1="1" draw:dots1-length="0.006cm" draw:dots2="1" draw:dots2-length="0.006cm" draw:distance="0.006cm"/>
    <draw:stroke-dash draw:name="Dashed_20__28_var_29__20_4150" draw:display-name="Dashed (var) 4150" draw:style="rect" draw:dots1="1" draw:dots1-length="0.006cm" draw:dots2="1" draw:dots2-length="0.006cm" draw:distance="0.006cm"/>
    <draw:stroke-dash draw:name="Dashed_20__28_var_29__20_4151" draw:display-name="Dashed (var) 4151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4:24:00.756539388</meta:creation-date>
    <dc:date>2018-04-17T14:24:30.276030637</dc:date>
    <meta:editing-duration>PT29S</meta:editing-duration>
    <meta:editing-cycles>1</meta:editing-cycles>
    <meta:document-statistic meta:object-count="36"/>
    <meta:generator>LibreOffice/6.0.0.3$MacOSX_X86_64 LibreOffice_project/64a0f66915f38c6217de274f0aa8e15618924765</meta:generator>
  </office:meta>
</office:document-meta>
</file>